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AdviceNamespaceTests.testKeyStrateg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eAdviceNamespaceTests.getApplic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